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5f7" officeooo:paragraph-rsid="001a95f7"/>
    </style:style>
    <style:style style:name="P2" style:family="paragraph" style:parent-style-name="Standard">
      <style:text-properties officeooo:rsid="001a95f7" officeooo:paragraph-rsid="00240621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a95f7" officeooo:paragraph-rsid="001a95f7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274835" officeooo:paragraph-rsid="00274835"/>
    </style:style>
    <style:style style:name="P5" style:family="paragraph" style:parent-style-name="Standard" style:list-style-name="L1">
      <style:text-properties officeooo:rsid="00274835" officeooo:paragraph-rsid="00274835"/>
    </style:style>
    <style:style style:name="P6" style:family="paragraph" style:parent-style-name="Standard" style:list-style-name="L2">
      <style:text-properties officeooo:rsid="00251921" officeooo:paragraph-rsid="00251921"/>
    </style:style>
    <style:style style:name="P7" style:family="paragraph" style:parent-style-name="Standard" style:list-style-name="L1">
      <style:text-properties officeooo:rsid="002b562a" officeooo:paragraph-rsid="002b562a"/>
    </style:style>
    <style:style style:name="P8" style:family="paragraph" style:parent-style-name="Standard">
      <style:text-properties officeooo:rsid="002b562a" officeooo:paragraph-rsid="002b562a"/>
    </style:style>
    <style:style style:name="T1" style:family="text">
      <style:text-properties officeooo:rsid="00240621"/>
    </style:style>
    <style:style style:name="T2" style:family="text">
      <style:text-properties officeooo:rsid="002b562a"/>
    </style:style>
    <style:style style:name="T3" style:family="text">
      <style:text-properties officeooo:rsid="002bb2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on Owens</text:p>
      <text:p text:style-name="P1">Operating System CS470</text:p>
      <text:p text:style-name="P1"><text:span text:style-name="T1">Thread</text:span> Project</text:p>
      <text:p text:style-name="P1"/>
      <text:p text:style-name="P1"/>
      <text:p text:style-name="P1"/>
      <text:p text:style-name="P1"/>
      <text:p text:style-name="P3">High-level Design</text:p>
      <text:p text:style-name="P1"/>
      <text:p text:style-name="P1">The python script <text:span text:style-name="T1">creates multiple ‘producer’ and ‘consumer’ threads. <text:s/>Producer threads add random numbers to a list. <text:s/>Consumer threads attempt to remove random numbers from this same list. <text:s/>Since all threads are attempting to remove and add elements to the list at potentially same time, a mutex lock is used so that the buffer_item can only be altered by one thread at a time. This program loops for a given amount of time specified by the user. <text:s/>The usage of this program is the following:</text:span></text:p>
      <text:p text:style-name="P1"/>
      <text:p text:style-name="P2"><text:tab/><text:span text:style-name="T1">python3 thread.py &lt;sleep-time&gt; &lt;producer-threads&gt; &lt;consumer-threads&gt;</text:span></text:p>
      <text:p text:style-name="P1"/>
      <text:p text:style-name="P4">The main design components of this program are:</text:p>
      <text:list xml:id="list8349292041748536832" text:style-name="L1">
        <text:list-item>
          <text:p text:style-name="P5">Main</text:p>
        </text:list-item>
        <text:list-item>
          <text:p text:style-name="P5">Buffer_item <text:span text:style-name="T2">class</text:span></text:p>
          <text:list>
            <text:list-item>
              <text:p text:style-name="P7">Insert Item function</text:p>
            </text:list-item>
            <text:list-item>
              <text:p text:style-name="P7">Remover Item function</text:p>
            </text:list-item>
          </text:list>
        </text:list-item>
      </text:list>
      <text:p text:style-name="P8"/>
      <text:p text:style-name="P8">The main function must receive three arguments from the user. <text:s/>It then must create the producer and consumer threads specified by the user. <text:s/>Once the producer threads are created, they will execute the producer function. <text:s/>Likewise, the consumer threads will execute the consumer function after creation. <text:s/>Both of these functions loop until the thread is terminated by the main program. <text:s/>The producer function calls the “insert_item” function and the consumer function calls the “remove_item” function.</text:p>
      <text:p text:style-name="P8"/>
      <text:p text:style-name="P8">The Buffer_item class holds a list and a value for its maximum length. <text:s/>This class has an “insert_item” function that attempts to place a random element in the last if there is enough space. <text:s/>The class has a “remove_item” function that attempts to remove a random element, if it exists, from the list. <text:s/>A mutex lock exists in both functions so that the list <text:span text:style-name="T3">can be altered by several different threads but not get into any race conditions.</text:span></text:p>
      <text:p text:style-name="P1"/>
      <text:p text:style-name="P1"/>
      <text:p text:style-name="P3">Additional Questions</text:p>
      <text:list xml:id="list7169612851431359695" text:style-name="L2">
        <text:list-item>
          <text:p text:style-name="P6">It was most difficult for me to understand how to use “thread” library functions when having the thread execute different functions. <text:s/>I may want the thread in another function to print out its name, but couldn’t figure out how to do this unless I pass that function the threads name (or making the thread a global variable). <text:s/>It was also weird that threads don’t share memory (but makes sense).</text:p>
        </text:list-item>
        <text:list-item>
          <text:p text:style-name="P6">We just went over processes, so threads were pretty easy to understand.</text:p>
        </text:list-item>
        <text:list-item>
          <text:p text:style-name="P6">It was difficult for me to understand the different ways the “locks” worked. <text:s/>Especially the binary semaphore. <text:s/><text:span text:style-name="T3">I’m still learning how to initialize and use different locks correctly.</text:span></text:p>
        </text:list-item>
        <text:list-item>
          <text:p text:style-name="P6">It was easy for me to understand that once in the Critical section, no other thread should be allowed in. <text:s/><text:span text:style-name="T3">There could be a race conditions if two threads were attempting to remove the same element and add the space element to the list, all at the same time.</text:span></text:p>
        </text:list-item>
        <text:list-item>
          <text:p text:style-name="P6"><text:soft-page-break/>My current design passes around too many parameters. <text:s/><text:span text:style-name="T3">Also, the input should be sanitized. <text:s/>I only checked that the user input the correct amount of arguments. <text:s/>My program also shouldn’t just call “sys.exit”. <text:s/>Sometimes a thread gets killed in the middle of an operation which throws a lot of errors upon exit. <text:s/>I need to find out some way to safely kill all of the processes.</text:span></text:p>
        </text:list-item>
        <text:list-item>
          <text:p text:style-name="P6">I found it dealing with the threading library extremely frustrating and surprising. <text:s/>I figured you could just use like “this”, “<text:span text:style-name="T3">threading.get_id”</text:span> or “self” to easily identify properties about the thread executing the current cod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7:38:08.110785501</meta:creation-date>
    <dc:date>2018-02-15T15:35:11.005330804</dc:date>
    <meta:editing-duration>PT27M5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20" meta:word-count="539" meta:character-count="3222" meta:non-whitespace-character-count="2689"/>
  </office:meta>
</office:document-meta>
</file>